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2" office:value-type="string" calcext:value-type="string">
            <text:p>Country Name</text:p>
          </table:table-cell>
          <table:table-cell office:value-type="string" calcext:value-type="string">
            <text:p>ISO3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Afganistán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Åland Islands</text:p>
          </table:table-cell>
          <table:table-cell office:value-type="string" calcext:value-type="string">
            <text:p>ALI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igua y Barbuda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ntillas Neerlandesas</text:p>
          </table:table-cell>
          <table:table-cell office:value-type="string" calcext:value-type="string">
            <text:p>ANT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Arabia Saudit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Argelia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zerbaiyán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ahrein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elarús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élgica-Luxemburgo</text:p>
          </table:table-cell>
          <table:table-cell office:value-type="string" calcext:value-type="string">
            <text:p>BLX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hután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onaire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Bosnia y Herzegovin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amboya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amerún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ategorías especiales</text:p>
          </table:table-cell>
          <table:table-cell office:value-type="string" calcext:value-type="string">
            <text:p>SPE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hecoslovaquia</text:p>
          </table:table-cell>
          <table:table-cell office:value-type="string" calcext:value-type="string">
            <text:p>CSK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hipre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Comando I del Pacífico de Estados Unidos</text:p>
          </table:table-cell>
          <table:table-cell office:value-type="string" calcext:value-type="string">
            <text:p>USP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Comoras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ongo, Rep. del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ngo, Rep. Dem. del</text:p>
          </table:table-cell>
          <table:table-cell office:value-type="string" calcext:value-type="string">
            <text:p>ZAR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orea, Rep. de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Corea, Rep. Dem. de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roacia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Dinamarca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gipto, Rep. �?rabe de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Emiratos �?rabes Unidos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lovenia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Estados Unido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Etiopía (excluida Eritrea)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Etiopía (incluida Eritrea)</text:p>
          </table:table-cell>
          <table:table-cell office:value-type="string" calcext:value-type="string">
            <text:p>ETF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string" calcext:value-type="string">
            <text:p>EUN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Ex Sudán</text:p>
          </table:table-cell>
          <table:table-cell office:value-type="string" calcext:value-type="string">
            <text:p>SDN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Federación de Rusia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Filipinas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Fm Panama Cz</text:p>
          </table:table-cell>
          <table:table-cell office:value-type="string" calcext:value-type="string">
            <text:p>PCZ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Fm Rhod Nyas</text:p>
          </table:table-cell>
          <table:table-cell office:value-type="string" calcext:value-type="string">
            <text:p>ZW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Fm Tanganyik</text:p>
          </table:table-cell>
          <table:table-cell office:value-type="string" calcext:value-type="string">
            <text:p>TAN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Fm Vietnam DR</text:p>
          </table:table-cell>
          <table:table-cell office:value-type="string" calcext:value-type="string">
            <text:p>VDR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Fm Vietnam Rp</text:p>
          </table:table-cell>
          <table:table-cell office:value-type="string" calcext:value-type="string">
            <text:p>SVR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Fm Zanz-Pemb</text:p>
          </table:table-cell>
          <table:table-cell office:value-type="string" calcext:value-type="string">
            <text:p>ZPM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abón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Gaza Strip</text:p>
          </table:table-cell>
          <table:table-cell office:value-type="string" calcext:value-type="string">
            <text:p>GAZ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recia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Guayana Francesa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Guinea Ecuatorial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Haití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ong Kong (China)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Hungría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Irán, Rep. Islámica del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Isla Bouvet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sla Bunker</text:p>
          </table:table-cell>
          <table:table-cell office:value-type="string" calcext:value-type="string">
            <text:p>BUN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Isla de Navidad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Isla Norfolk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Islandia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Islas Caimán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Islas Cocos (Keeling)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Islas Coo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Islas del Pacífico</text:p>
          </table:table-cell>
          <table:table-cell office:value-type="string" calcext:value-type="string">
            <text:p>PCE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Islas Falkland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Islas Feroe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Islas Georgias del Sur y Sandwich del Sur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Islas Heard y McDonald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Islas Marshall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Islas Salomón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slas Turcas y Caicos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</table:table-row>
        <table:table-row table:style-name="ro3">
          <table:table-cell office:value-type="string" calcext:value-type="string">
            <text:p>Islas Ultramarinas Menores de Estados Unidos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Islas Vírgenes (EE.UU.)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</table:table-row>
        <table:table-row table:style-name="ro2">
          <table:table-cell office:value-type="string" calcext:value-type="string">
            <text:p>Islas Vírgenes Británicas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Islas Wallis y Futuna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Japón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Jhonston Island</text:p>
          </table:table-cell>
          <table:table-cell office:value-type="string" calcext:value-type="string">
            <text:p>JTN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Jordania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zajstán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Kirguistán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SV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Letonia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Líbano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Libia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Lituania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Luxemburgo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Macedonia, ex Rep. Yugoslava de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Maldivas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Malí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Marruecos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Martinica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auricio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Micronesia, Estados Fed. de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MID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Mónaco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T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Mundo</text:p>
          </table:table-cell>
          <table:table-cell office:value-type="string" calcext:value-type="string">
            <text:p>W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Níger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No especificados</text:p>
          </table:table-cell>
          <table:table-cell office:value-type="string" calcext:value-type="string">
            <text:p>UNS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Nueva Caledonia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Nueva Zelandia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Omán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Otra zona de Asia, no esp.</text:p>
          </table:table-cell>
          <table:table-cell office:value-type="string" calcext:value-type="string">
            <text:p>OAS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Pakistán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Papua Nueva Guinea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en Malaysia</text:p>
          </table:table-cell>
          <table:table-cell office:value-type="string" calcext:value-type="string">
            <text:p>PMY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Polinesia Francesa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Polonia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República �?rabe Siria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string" calcext:value-type="string">
            <text:p>República Centroafricana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epública Checa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República de Moldova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table-cell office:value-type="string" calcext:value-type="string">
            <text:p>República Democrática Alemana</text:p>
          </table:table-cell>
          <table:table-cell office:value-type="string" calcext:value-type="string">
            <text:p>DDR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string" calcext:value-type="string">
            <text:p>República Democrática Popular Lao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República Dominicana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República Eslovaca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Reunión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Rumania</text:p>
          </table:table-cell>
          <table:table-cell office:value-type="string" calcext:value-type="string">
            <text:p>ROM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Ryukyu Is</text:p>
          </table:table-cell>
          <table:table-cell office:value-type="string" calcext:value-type="string">
            <text:p>RYU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Sabah</text:p>
          </table:table-cell>
          <table:table-cell office:value-type="string" calcext:value-type="string">
            <text:p>SBH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Sahara Occidental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Saint Kitts y Nevis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office:value-type="string" calcext:value-type="string">
            <text:p>Saint Kitts-Nevis-Anguilla-Aru</text:p>
          </table:table-cell>
          <table:table-cell office:value-type="string" calcext:value-type="string">
            <text:p>KN1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Samoa Americana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an Martín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San Pedro y Miquelón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</table:table-row>
        <table:table-row table:style-name="ro2">
          <table:table-cell office:value-type="string" calcext:value-type="string">
            <text:p>San Vicente y las Granadinas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Santa Elena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Santa Lucía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Santa Sede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Santo Tomé y Príncipe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Sarawak</text:p>
          </table:table-cell>
          <table:table-cell office:value-type="string" calcext:value-type="string">
            <text:p>SWK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Serbia, Rep. Fed. de (Serbia y Montenegro)</text:p>
          </table:table-cell>
          <table:table-cell office:value-type="string" calcext:value-type="string">
            <text:p>SER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ierra Leona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SIK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Singapur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udáfric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Sudán</text:p>
          </table:table-cell>
          <table:table-cell office:value-type="string" calcext:value-type="string">
            <text:p>SUD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Sudán del Sur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Suecia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table-cell office:value-type="string" calcext:value-type="string">
            <text:p>Svalbard and Jan Mayen Is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Swazilandia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Tailandia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Taiwán, China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anzanía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Tayikistán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office:value-type="string" calcext:value-type="string">
            <text:p>Territorio Antártico Británico</text:p>
          </table:table-cell>
          <table:table-cell office:value-type="string" calcext:value-type="string">
            <text:p>BA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Territorio Británico del Océano �?ndic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Territorio Palestino Ocupado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Tierras Australes y Antárticas Francesas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imor Oriental</text:p>
          </table:table-cell>
          <table:table-cell office:value-type="string" calcext:value-type="string">
            <text:p>TMP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Trinidad y Tobago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Túnez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urkmenistán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Turquía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Ucrani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Unión Soviética</text:p>
          </table:table-cell>
          <table:table-cell office:value-type="string" calcext:value-type="string">
            <text:p>SVU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Uzbekistán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WAK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Yemen, Rep. del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Yemen, Rep. Dem. Del</text:p>
          </table:table-cell>
          <table:table-cell office:value-type="string" calcext:value-type="string">
            <text:p>YDR</text:p>
          </table:table-cell>
          <table:table-cell office:value-type="float" office:value="720" calcext:value-type="float">
            <text:p>720</text:p>
          </table:table-cell>
        </table:table-row>
        <table:table-row table:style-name="ro3">
          <table:table-cell office:value-type="string" calcext:value-type="string">
            <text:p>Yugoslavia, Rep. Fed. de (Serbia y Montenegro)</text:p>
          </table:table-cell>
          <table:table-cell office:value-type="string" calcext:value-type="string">
            <text:p>YUG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2:03:15.726233970</meta:creation-date>
    <dc:date>2023-07-31T14:00:10.758572834</dc:date>
    <meta:editing-duration>PT2M59S</meta:editing-duration>
    <meta:editing-cycles>2</meta:editing-cycles>
    <meta:generator>LibreOffice/7.3.7.2$Linux_X86_64 LibreOffice_project/30$Build-2</meta:generator>
    <meta:document-statistic meta:table-count="1" meta:cell-count="840" meta:object-count="0"/>
  </office:meta>
</office:document-meta>
</file>